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88pt" fo:font-weight="bold" officeooo:rsid="00175793" officeooo:paragraph-rsid="00175793" style:font-size-asian="88pt" style:font-weight-asian="bold" style:font-size-complex="8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2. Formación Académ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15:01:32.545196873</meta:creation-date>
    <dc:date>2015-03-02T15:02:48.213727852</dc:date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22" meta:non-whitespace-character-count="20"/>
    <meta:generator>LibreOffice/4.2.7.2$Linux_X86_64 LibreOffice_project/420m0$Build-2</meta:generator>
  </office:meta>
</office:document-meta>
</file>